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xlEngine.un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ngine.call( Object object , String 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xlEngine.eval( String fileName , int lineNo , int colNo , Object exp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exlEngine.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ngine.iexec( String fileName , int lineNo , int colNo , Objec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ngine.initialize( BSFManager mgr , String lang , Vector declaredBea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xlEngine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xlEngine.exec( String fileName , int lineNo , int colNo , Object scrip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